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rsid="00c91dea" officeooo:paragraph-rsid="00c91dea"/>
    </style:style>
    <style:style style:name="P5" style:family="paragraph" style:parent-style-name="Text_20_body">
      <style:text-properties officeooo:rsid="00c91dea" officeooo:paragraph-rsid="00ccda5c"/>
    </style:style>
    <style:style style:name="P6" style:family="paragraph" style:parent-style-name="Text_20_body">
      <style:text-properties officeooo:rsid="00fc0b8c" officeooo:paragraph-rsid="00fc0b8c"/>
    </style:style>
    <style:style style:name="P7" style:family="paragraph" style:parent-style-name="Text_20_body">
      <style:text-properties officeooo:rsid="00fc0b8c" officeooo:paragraph-rsid="01332268"/>
    </style:style>
    <style:style style:name="P8" style:family="paragraph" style:parent-style-name="Text_20_body">
      <style:text-properties officeooo:rsid="00fc0b8c" officeooo:paragraph-rsid="00fec58f"/>
    </style:style>
    <style:style style:name="P9" style:family="paragraph" style:parent-style-name="Text_20_body">
      <style:text-properties officeooo:rsid="00ca3502" officeooo:paragraph-rsid="00ca3502"/>
    </style:style>
    <style:style style:name="P10" style:family="paragraph" style:parent-style-name="Text_20_body">
      <style:text-properties officeooo:rsid="00b185bb" officeooo:paragraph-rsid="00b185bb"/>
    </style:style>
    <style:style style:name="P11" style:family="paragraph" style:parent-style-name="Text_20_body">
      <style:text-properties officeooo:rsid="00b371f9" officeooo:paragraph-rsid="00b371f9"/>
    </style:style>
    <style:style style:name="P12" style:family="paragraph" style:parent-style-name="Text_20_body">
      <style:text-properties officeooo:paragraph-rsid="00cb00fa"/>
    </style:style>
    <style:style style:name="P13" style:family="paragraph" style:parent-style-name="Text_20_body">
      <style:text-properties officeooo:paragraph-rsid="00cad941"/>
    </style:style>
    <style:style style:name="P14" style:family="paragraph" style:parent-style-name="Text_20_body">
      <style:text-properties officeooo:rsid="00cb7ffd" officeooo:paragraph-rsid="00cb7ffd"/>
    </style:style>
    <style:style style:name="P15" style:family="paragraph" style:parent-style-name="Text_20_body">
      <style:text-properties officeooo:rsid="00a084ad"/>
    </style:style>
    <style:style style:name="P16" style:family="paragraph" style:parent-style-name="Text_20_body">
      <style:text-properties officeooo:rsid="00cdc072" officeooo:paragraph-rsid="00cdc072"/>
    </style:style>
    <style:style style:name="P17" style:family="paragraph" style:parent-style-name="Text_20_body">
      <style:text-properties officeooo:paragraph-rsid="00f5f88a"/>
    </style:style>
    <style:style style:name="P18" style:family="paragraph" style:parent-style-name="Text_20_body">
      <style:text-properties style:text-underline-style="none" officeooo:rsid="00b10587" officeooo:paragraph-rsid="00b10587"/>
    </style:style>
    <style:style style:name="P19" style:family="paragraph" style:parent-style-name="Text_20_body">
      <style:text-properties officeooo:paragraph-rsid="00c266c2"/>
    </style:style>
    <style:style style:name="P20" style:family="paragraph" style:parent-style-name="Text_20_body">
      <style:text-properties officeooo:paragraph-rsid="00c390f4"/>
    </style:style>
    <style:style style:name="P21" style:family="paragraph" style:parent-style-name="Text_20_body">
      <style:text-properties officeooo:rsid="0125430c" officeooo:paragraph-rsid="0125430c"/>
    </style:style>
    <style:style style:name="P22" style:family="paragraph" style:parent-style-name="Text_20_body">
      <style:text-properties officeooo:rsid="0125430c" officeooo:paragraph-rsid="012ba723"/>
    </style:style>
    <style:style style:name="P23" style:family="paragraph" style:parent-style-name="Text_20_body">
      <style:text-properties officeooo:paragraph-rsid="0128f16b"/>
    </style:style>
    <style:style style:name="P24" style:family="paragraph" style:parent-style-name="Text_20_body">
      <style:text-properties officeooo:paragraph-rsid="012a26dc"/>
    </style:style>
    <style:style style:name="P25" style:family="paragraph" style:parent-style-name="Text_20_body">
      <style:text-properties officeooo:paragraph-rsid="012f7154"/>
    </style:style>
    <style:style style:name="P26" style:family="paragraph" style:parent-style-name="Text_20_body">
      <style:text-properties officeooo:paragraph-rsid="012ba723"/>
    </style:style>
    <style:style style:name="P27" style:family="paragraph" style:parent-style-name="Text_20_body">
      <style:text-properties officeooo:rsid="010d8d84" officeooo:paragraph-rsid="010d8d84"/>
    </style:style>
    <style:style style:name="P28" style:family="paragraph" style:parent-style-name="Text_20_body">
      <style:text-properties officeooo:paragraph-rsid="01026d23"/>
    </style:style>
    <style:style style:name="P29" style:family="paragraph" style:parent-style-name="Text_20_body">
      <style:text-properties officeooo:rsid="01026d23"/>
    </style:style>
    <style:style style:name="P30" style:family="paragraph" style:parent-style-name="Text_20_body">
      <style:text-properties officeooo:rsid="01026d23" officeooo:paragraph-rsid="01040b47"/>
    </style:style>
    <style:style style:name="P31" style:family="paragraph" style:parent-style-name="Text_20_body">
      <style:text-properties officeooo:paragraph-rsid="01040b47"/>
    </style:style>
    <style:style style:name="P32" style:family="paragraph" style:parent-style-name="Text_20_body">
      <style:text-properties officeooo:rsid="0106029b" officeooo:paragraph-rsid="0106029b"/>
    </style:style>
    <style:style style:name="P33" style:family="paragraph" style:parent-style-name="Text_20_body">
      <style:text-properties officeooo:paragraph-rsid="01067fca"/>
    </style:style>
    <style:style style:name="P34" style:family="paragraph" style:parent-style-name="Text_20_body">
      <style:text-properties officeooo:rsid="00b9f527" officeooo:paragraph-rsid="00b9f527"/>
    </style:style>
    <style:style style:name="P35" style:family="paragraph" style:parent-style-name="Text_20_body">
      <style:text-properties officeooo:paragraph-rsid="009445de"/>
    </style:style>
    <style:style style:name="P36" style:family="paragraph" style:parent-style-name="Text_20_body">
      <style:text-properties officeooo:paragraph-rsid="010a856b"/>
    </style:style>
    <style:style style:name="P37" style:family="paragraph" style:parent-style-name="Text_20_body">
      <style:text-properties officeooo:paragraph-rsid="00ea6ec8"/>
    </style:style>
    <style:style style:name="P38" style:family="paragraph" style:parent-style-name="Text_20_body">
      <style:text-properties officeooo:rsid="00de1eb6" officeooo:paragraph-rsid="00de1eb6"/>
    </style:style>
    <style:style style:name="P39" style:family="paragraph" style:parent-style-name="Text_20_body">
      <style:text-properties officeooo:rsid="00e30bc8" officeooo:paragraph-rsid="00e30bc8"/>
    </style:style>
    <style:style style:name="P40" style:family="paragraph" style:parent-style-name="Text_20_body">
      <style:text-properties style:font-name="FreeMono" fo:font-size="10pt" officeooo:rsid="00de1eb6" officeooo:paragraph-rsid="00de1eb6" style:font-name-asian="Courier New" style:font-size-asian="10pt" style:font-name-complex="Courier New" style:font-size-complex="10pt"/>
    </style:style>
    <style:style style:name="P41" style:family="paragraph" style:parent-style-name="Text_20_body">
      <style:text-properties style:font-name="FreeMono" fo:font-size="10pt" officeooo:rsid="00de1eb6" officeooo:paragraph-rsid="00e08636" style:font-name-asian="Courier New" style:font-size-asian="10pt" style:font-name-complex="Courier New" style:font-size-complex="10pt"/>
    </style:style>
    <style:style style:name="P42" style:family="paragraph" style:parent-style-name="Preformatted_20_Text">
      <style:text-properties officeooo:paragraph-rsid="00ea6ec8"/>
    </style:style>
    <style:style style:name="P43" style:family="paragraph" style:parent-style-name="Preformatted_20_Text">
      <style:text-properties officeooo:paragraph-rsid="00dc7bf6"/>
    </style:style>
    <style:style style:name="P44" style:family="paragraph" style:parent-style-name="Text_20_body" style:list-style-name="L1">
      <style:text-properties officeooo:rsid="00c91dea" officeooo:paragraph-rsid="00c91dea"/>
    </style:style>
    <style:style style:name="P45" style:family="paragraph" style:parent-style-name="Text_20_body" style:list-style-name="L2"/>
    <style:style style:name="P46" style:family="paragraph" style:parent-style-name="Text_20_body" style:list-style-name="L2">
      <style:text-properties officeooo:paragraph-rsid="00b710ad"/>
    </style:style>
    <style:style style:name="P47" style:family="paragraph" style:parent-style-name="Heading_20_3">
      <style:text-properties officeooo:paragraph-rsid="00cad941"/>
    </style:style>
    <style:style style:name="P48" style:family="paragraph" style:parent-style-name="Heading_20_3">
      <style:text-properties officeooo:rsid="00ccd3b6" officeooo:paragraph-rsid="00ccd3b6"/>
    </style:style>
    <style:style style:name="P49" style:family="paragraph" style:parent-style-name="Heading_20_3">
      <style:text-properties officeooo:paragraph-rsid="00f5f88a"/>
    </style:style>
    <style:style style:name="P50" style:family="paragraph" style:parent-style-name="Heading_20_4">
      <style:text-properties officeooo:paragraph-rsid="00f5f88a"/>
    </style:style>
    <style:style style:name="P51" style:family="paragraph" style:parent-style-name="Heading_20_4">
      <style:text-properties officeooo:paragraph-rsid="00fc0b8c"/>
    </style:style>
    <style:style style:name="P52" style:family="paragraph" style:parent-style-name="Heading_20_4">
      <style:text-properties officeooo:paragraph-rsid="01332268"/>
    </style:style>
    <style:style style:name="P53" style:family="paragraph" style:parent-style-name="Heading_20_4">
      <style:text-properties officeooo:paragraph-rsid="0117f463"/>
    </style:style>
    <style:style style:name="P54" style:family="paragraph" style:parent-style-name="Heading_20_4">
      <style:text-properties officeooo:paragraph-rsid="01277362"/>
    </style:style>
    <style:style style:name="P55" style:family="paragraph" style:parent-style-name="Heading_20_4">
      <style:text-properties officeooo:paragraph-rsid="012ba723"/>
    </style:style>
    <style:style style:name="P56" style:family="paragraph" style:parent-style-name="Heading_20_4">
      <style:text-properties officeooo:paragraph-rsid="00ea6ec8"/>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ce9d5"/>
    </style:style>
    <style:style style:name="T14" style:family="text">
      <style:text-properties officeooo:rsid="00ae088e"/>
    </style:style>
    <style:style style:name="T15" style:family="text">
      <style:text-properties officeooo:rsid="00afee12"/>
    </style:style>
    <style:style style:name="T16" style:family="text">
      <style:text-properties officeooo:rsid="00b185bb"/>
    </style:style>
    <style:style style:name="T17" style:family="text">
      <style:text-properties officeooo:rsid="00b4a2d0"/>
    </style:style>
    <style:style style:name="T18" style:family="text">
      <style:text-properties officeooo:rsid="00b6c235"/>
    </style:style>
    <style:style style:name="T19" style:family="text">
      <style:text-properties officeooo:rsid="00b967ac"/>
    </style:style>
    <style:style style:name="T20" style:family="text">
      <style:text-properties officeooo:rsid="00b9f527"/>
    </style:style>
    <style:style style:name="T21" style:family="text">
      <style:text-properties style:text-underline-style="none"/>
    </style:style>
    <style:style style:name="T22" style:family="text">
      <style:text-properties style:font-name="Times New Roman1" officeooo:rsid="00c266c2" style:font-name-asian="Times New Roman1" style:font-name-complex="Times New Roman1"/>
    </style:style>
    <style:style style:name="T23" style:family="text">
      <style:text-properties officeooo:rsid="00c681cb"/>
    </style:style>
    <style:style style:name="T24" style:family="text">
      <style:text-properties officeooo:rsid="00c90e07"/>
    </style:style>
    <style:style style:name="T25" style:family="text">
      <style:text-properties officeooo:rsid="00c95fe2"/>
    </style:style>
    <style:style style:name="T26" style:family="text">
      <style:text-properties officeooo:rsid="00ca3502"/>
    </style:style>
    <style:style style:name="T27" style:family="text">
      <style:text-properties fo:font-style="normal" style:font-style-asian="normal" style:font-style-complex="normal"/>
    </style:style>
    <style:style style:name="T28" style:family="text">
      <style:text-properties fo:font-style="normal" officeooo:rsid="00cc9400" style:font-style-asian="normal" style:font-style-complex="normal"/>
    </style:style>
    <style:style style:name="T29" style:family="text">
      <style:text-properties fo:font-style="normal" style:font-style-asian="normal" style:font-weight-asian="normal" style:font-style-complex="normal" style:font-weight-complex="normal"/>
    </style:style>
    <style:style style:name="T30" style:family="text">
      <style:text-properties fo:font-style="normal" officeooo:rsid="00cc9400" style:font-style-asian="normal" style:font-weight-asian="normal" style:font-style-complex="normal"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officeooo:rsid="00cc9400"/>
    </style:style>
    <style:style style:name="T33" style:family="text">
      <style:text-properties officeooo:rsid="00ccda5c"/>
    </style:style>
    <style:style style:name="T34" style:family="text">
      <style:text-properties officeooo:rsid="00d06223"/>
    </style:style>
    <style:style style:name="T35" style:family="text">
      <style:text-properties officeooo:rsid="00d09917"/>
    </style:style>
    <style:style style:name="T36" style:family="text">
      <style:text-properties officeooo:rsid="00d24eda"/>
    </style:style>
    <style:style style:name="T37" style:family="text">
      <style:text-properties officeooo:rsid="00da32d6"/>
    </style:style>
    <style:style style:name="T38" style:family="text">
      <style:text-properties officeooo:rsid="00df9ebf"/>
    </style:style>
    <style:style style:name="T39" style:family="text">
      <style:text-properties officeooo:rsid="00e08636"/>
    </style:style>
    <style:style style:name="T40" style:family="text">
      <style:text-properties officeooo:rsid="00e34d17"/>
    </style:style>
    <style:style style:name="T41" style:family="text">
      <style:text-properties officeooo:rsid="00e5d67e"/>
    </style:style>
    <style:style style:name="T42" style:family="text">
      <style:text-properties officeooo:rsid="00ea6ec8"/>
    </style:style>
    <style:style style:name="T43" style:family="text">
      <style:text-properties officeooo:rsid="00f105fb"/>
    </style:style>
    <style:style style:name="T44" style:family="text">
      <style:text-properties officeooo:rsid="00f5f88a"/>
    </style:style>
    <style:style style:name="T45" style:family="text">
      <style:text-properties officeooo:rsid="00f7b86e"/>
    </style:style>
    <style:style style:name="T46" style:family="text">
      <style:text-properties officeooo:rsid="00f7bbdb"/>
    </style:style>
    <style:style style:name="T47" style:family="text">
      <style:text-properties officeooo:rsid="00fa13c1"/>
    </style:style>
    <style:style style:name="T48" style:family="text">
      <style:text-properties officeooo:rsid="00fbf99e"/>
    </style:style>
    <style:style style:name="T49" style:family="text">
      <style:text-properties officeooo:rsid="00fc0b8c"/>
    </style:style>
    <style:style style:name="T50" style:family="text">
      <style:text-properties officeooo:rsid="00fced02"/>
    </style:style>
    <style:style style:name="T51" style:family="text">
      <style:text-properties officeooo:rsid="01067fca"/>
    </style:style>
    <style:style style:name="T52" style:family="text">
      <style:text-properties officeooo:rsid="0108990b"/>
    </style:style>
    <style:style style:name="T53" style:family="text">
      <style:text-properties officeooo:rsid="010945ce"/>
    </style:style>
    <style:style style:name="T54" style:family="text">
      <style:text-properties officeooo:rsid="010a856b"/>
    </style:style>
    <style:style style:name="T55" style:family="text">
      <style:text-properties officeooo:rsid="01209b5a"/>
    </style:style>
    <style:style style:name="T56" style:family="text">
      <style:text-properties officeooo:rsid="0123f9a2"/>
    </style:style>
    <style:style style:name="T57" style:family="text">
      <style:text-properties officeooo:rsid="0125430c"/>
    </style:style>
    <style:style style:name="T58" style:family="text">
      <style:text-properties officeooo:rsid="0128f16b"/>
    </style:style>
    <style:style style:name="T59" style:family="text">
      <style:text-properties officeooo:rsid="012a26dc"/>
    </style:style>
    <style:style style:name="T60" style:family="text">
      <style:text-properties officeooo:rsid="012ba723"/>
    </style:style>
    <style:style style:name="T61" style:family="text">
      <style:text-properties officeooo:rsid="0130decb"/>
    </style:style>
    <style:style style:name="T62" style:family="text">
      <style:text-properties officeooo:rsid="01316a74"/>
    </style:style>
    <style:style style:name="T63" style:family="text">
      <style:text-properties officeooo:rsid="0131e85b"/>
    </style:style>
    <style:style style:name="T64" style:family="text">
      <style:text-properties officeooo:rsid="01332268"/>
    </style:style>
    <style:style style:name="T65" style:family="text">
      <style:text-properties officeooo:rsid="00de1eb6"/>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5">DSD puede ejecutarse en los sistemas operativos habituales. Las instrucciones a continuación se detallan para el sistema operativo Ubuntu-Linux, pero los procedimientos generales son semejantes en otros sistemas, y su usuario podrá trasladarlos fácilmente <text:span text:style-name="T33">teniendo en cuanta también que el modo de indicar los directorios y la localización de los archivos de usuario pueden variar.</text:span></text:p>
      <text:p text:style-name="P4">Los pasos son:</text:p>
      <text:list xml:id="list277365378" text:style-name="L1">
        <text:list-item>
          <text:p text:style-name="P44">Instalar GNU-Octave, más los paquetes de funciones necesarios.</text:p>
        </text:list-item>
        <text:list-item>
          <text:p text:style-name="P44">Instalar git.</text:p>
        </text:list-item>
        <text:list-item>
          <text:p text:style-name="P44">Instalar DSD con git.</text:p>
        </text:list-item>
        <text:list-item>
          <text:p text:style-name="P44">Dar de alta el directorio de DSD en la ruta de búsqueda de Octave.</text:p>
        </text:list-item>
        <text:list-item>
          <text:p text:style-name="P44">Dar de alta el directorio de DSD en la ruta de <text:span text:style-name="T21">búsqueda</text:span> de ejecutables <text:span text:style-name="T25">de</text:span>l sistema operativo.</text:p>
        </text:list-item>
      </text:list>
      <text:h text:style-name="Heading_20_3" text:outline-level="3">Octave</text:h>
      <text:p text:style-name="P9">En Ubuntu-Linux: <text:span text:style-name="T16">‘</text:span><text:span text:style-name="User_20_Entry"><text:span text:style-name="T16">sudo apt install </text:span></text:span><text:span text:style-name="User_20_Entry">octave</text:span><text:span text:style-name="T16">’.</text:span></text:p>
      <text:p text:style-name="P10">Es necesario que estén instalados los siguientes paquetes de Octave: control, general, io, signal y statistics. Dependiendo del sistema operativo esto se consigue de formas diferentes. En Ubuntu-Linux, por ejemplo, se ejecutaría la orden:</text:p>
      <text:p text:style-name="P10">‘<text:span text:style-name="User_20_Entry">sudo apt install octave‑control octave‑general octave‑io octave‑signal octave‑statistics</text:span>’</text:p>
      <text:p text:style-name="P11">Es posible que la distribución de octave para algunos sistemas operativos ya tenga los paquetes necesarios instalados. Puede comprobarse ejecutando en la línea de órdenes de Octave la orden <text:span text:style-name="Código_20_inline">pkg list</text:span>.</text:p>
      <text:p text:style-name="P12">Para <text:span text:style-name="T26">instalar en otros S.O.</text:span> <text:span text:style-name="T16">consultar la página web de Octave: </text:span><text:a xlink:type="simple" xlink:href="https://www.gnu.org/software/octave/#install" text:style-name="Internet_20_link" text:visited-style-name="Visited_20_Internet_20_Link"><text:span text:style-name="T16">https://www.gnu.org/software/octave/#install</text:span></text:a><text:span text:style-name="T16">.</text:span></text:p>
      <text:h text:style-name="Heading_20_3" text:outline-level="3">Git</text:h>
      <text:p text:style-name="P9">En Ubuntu-Linux: <text:span text:style-name="T16">‘</text:span><text:span text:style-name="User_20_Entry"><text:span text:style-name="T16">sudo apt install git</text:span></text:span><text:span text:style-name="T16">’.</text:span></text:p>
      <text:p text:style-name="P13">Para <text:span text:style-name="T26">instalar en otros S.O.</text:span> <text:span text:style-name="T16">consultar la página web de git: </text:span><text:a xlink:type="simple" xlink:href="https://git-scm.com/downloads" text:style-name="Internet_20_link" text:visited-style-name="Visited_20_Internet_20_Link"><text:span text:style-name="T16">https://git-scm.com/downloads</text:span></text:a><text:span text:style-name="T16">.</text:span></text:p>
      <text:h text:style-name="P47" text:outline-level="3"><text:soft-page-break/>DSD</text:h>
      <text:p text:style-name="P14">Cambiar al directorio bajo el que se quiera instalar DSD, por ejemplo: ‘<text:span text:style-name="Source_20_Text">cd /home/[user]</text:span>’, <text:span text:style-name="T32">donde [user] se cambiará por el nombre de usuario real.</text:span></text:p>
      <text:p text:style-name="P14">Clonar con git el repositorio de DSD: ‘<text:span text:style-name="User_20_Entry">git clone https://github.com/rripio/DSD</text:span>’.</text:p>
      <text:h text:style-name="P48" text:outline-level="3">Ruta de octave</text:h>
      <text:p text:style-name="P15">Abrir Octave, y en su línea de órdenes, escribir la secuencia:</text:p>
      <text:p text:style-name="Text_20_body"><text:span text:style-name="Código_20_inline">addpath(genpath('/</text:span><text:span text:style-name="Código_20_inline"><text:span text:style-name="T32">home</text:span></text:span><text:span text:style-name="Código_20_inline">/[us</text:span><text:span text:style-name="Código_20_inline"><text:span text:style-name="T32">er</text:span></text:span><text:span text:style-name="Código_20_inline">]/</text:span><text:span text:style-name="Código_20_inline"><text:span text:style-name="T10">DSD/src</text:span></text:span><text:span text:style-name="Código_20_inline">'))<text:line-break/></text:span><text:span text:style-name="Código_20_inline"><text:span text:style-name="T17">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6">Editar el fichero de usuario <text:span text:style-name="Nombre_20_de_20_archivo"><text:span text:style-name="T27">/home/</text:span></text:span><text:span text:style-name="Nombre_20_de_20_archivo"><text:span text:style-name="T28">[user]/.</text:span></text:span><text:span text:style-name="Nombre_20_de_20_archivo"><text:span text:style-name="T27">bashrc</text:span></text:span><text:span text:style-name="Nombre_20_de_20_archivo"><text:span text:style-name="T31"> y añadir:</text:span></text:span></text:p>
      <text:p text:style-name="Preformatted_20_Text"><text:span text:style-name="Nombre_20_de_20_archivo"><text:span text:style-name="T31"># Añade DSD al path<text:line-break/>PATH=$PATH:</text:span></text:span><text:span text:style-name="T29">/home/</text:span><text:span text:style-name="T30">[user]/</text:span><text:span text:style-name="Nombre_20_de_20_archivo"><text:span text:style-name="T31">DSD/src</text:span></text:span></text:p>
      <text:p text:style-name="P16">Recordamos que [user] se cambiará por el nombre de usuario real.</text:p>
      <text:h text:style-name="Heading_20_1" text:outline-level="1">Confección de los filtros</text:h>
      <text:p text:style-name="Text_20_body">El procedimiento es el siguiente:</text:p>
      <text:list xml:id="list3973897226" text:style-name="L2">
        <text:list-item>
          <text:p text:style-name="P45">Elaboración de los archivos de respuesta en frecuencia de los diferentes altavoces de la caja acústica, <text:span text:style-name="T35">en formato </text:span><text:span text:style-name="Nombre_20_de_20_archivo"><text:span text:style-name="T35">.frd</text:span></text:span>.</text:p>
        </text:list-item>
        <text:list-item>
          <text:p text:style-name="P45">Elección de las frecuencias de corte y del tipo de crossover en cada corte.</text:p>
        </text:list-item>
        <text:list-item>
          <text:p text:style-name="P45">Escribir los parámetros del filtro en los correspondientes archivos de guión (extensión <text:span text:style-name="Nombre_20_de_20_archivo">.xof</text:span>), uno por cada vía.</text:p>
        </text:list-item>
        <text:list-item>
          <text:p text:style-name="P46">Ejecución del programa ‘<text:span text:style-name="User_20_Entry"><text:span text:style-name="T18">dsdxof</text:span></text:span>’, con el archivo de proyecto como parámetro, y opcionalmente añadiendo como parámetros la frecuencia de muestreo y la clase de filtro.</text:p>
        </text:list-item>
        <text:list-item>
          <text:p text:style-name="P45">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34">linear phase, </text:span>LP) y filtros de fase mínima (<text:span text:style-name="T34">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3">example</text:span></text:span><text:span text:style-name="T13">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50" text:outline-level="4">GSLExp<text:span text:style-name="T44">Calc</text:span></text:h>
      <text:p text:style-name="P17">Es la potencia de dos que expresa la longitud de filtro <text:span text:style-name="T45">usada en la fase de cálculo</text:span>. <text:span text:style-name="T46">En general será mayor que </text:span><text:span text:style-name="Variable"><text:span text:style-name="T46">GSLExp</text:span></text:span><text:span text:style-name="T46"> para obtener mayor precisión.</text:span></text:p>
      <text:h text:style-name="P49"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P51" text:outline-level="4"><text:soft-page-break/>FSOutPcmFilter</text:h>
      <text:p text:style-name="P6">Valor booleano (<text:span text:style-name="Valor">true</text:span> or <text:span text:style-name="Valor">false</text:span>) que indica si se generan filtros en formato raw <text:span text:style-name="Nombre_20_de_20_archivo">.pcm</text:span>. <text:span text:style-name="T50">El formato de los filtros es ‘float 32’.</text:span></text:p>
      <text:h text:style-name="P52" text:outline-level="4">FSOutPcm<text:span text:style-name="T64">Ext</text:span></text:h>
      <text:p text:style-name="P7"><text:span text:style-name="T64">E</text:span>xtensión <text:span text:style-name="T64">de los archivo de salida </text:span>raw pcm (<text:span text:style-name="T64">suele ser</text:span> <text:span text:style-name="Nombre_20_de_20_archivo">.raw</text:span> or <text:span text:style-name="Nombre_20_de_20_archivo">.pcm</text:span>).</text:p>
      <text:h text:style-name="P52" text:outline-level="4">FSOutWavFilter</text:h>
      <text:p text:style-name="P8">Valor booleano (<text:span text:style-name="Valor">true</text:span> or <text:span text:style-name="Valor">false</text:span>) que indica si se generan filtros en formato <text:span text:style-name="Nombre_20_de_20_archivo">.wav</text:span>.</text:p>
      <text:h text:style-name="Heading_20_4" text:outline-level="4">FSOutWavDepth</text:h>
      <text:p text:style-name="P6">Profundidad de bits de los filtros en formato .wav.</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text:span text:style-name="T48">Factor</text:span></text:h>
      <text:p text:style-name="P18">Para filtros <text:span text:style-name="Valor">lp</text:span>, es el factor de longitud del impulso generado. Este factor multiplica al parámetro <text:span text:style-name="Variable">GSFs</text:span>/<text:span text:style-name="Variable">CFLowF</text:span> o <text:span text:style-name="Variable">GSFs</text:span>/<text:span text:style-name="Variable">CFHighF</text:span> (frecuencia de muestreo / frecuencia de corte), y permite generar filtros de igual pendiente a ambos extremos de la banda con la mínima longitud posible en cada extremo, y por tanto con mínimo pre-ringing.</text:p>
      <text:p text:style-name="P18">En caso de que este factor sea demasiado alto pueden llegar a generarse filtros de menor pendiente en el lado izquierdo, si la longitud total del filtro no permite obtener la misma pendiente.</text:p>
      <text:h text:style-name="Heading_20_4" text:outline-level="4">CFLowType</text:h>
      <text:p text:style-name="P19">Para filtros <text:span text:style-name="Valor">mp</text:span>, tipo del filtro pasaaltos (que filtrará el extremo izquierdo de la vía <text:span text:style-name="T22">—</text:span>low<text:span text:style-name="T22">—</text:span>). Puede ser <text:span text:style-name="Valor">B </text:span><text:span text:style-name="T14">(B</text:span>utterworth<text:span text:style-name="T14">)</text:span> o <text:span text:style-name="Valor"><text:span text:style-name="T14">LR</text:span></text:span><text:span text:style-name="T14"> (</text:span>LinkwitzRiley<text:span text:style-name="T14">)</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5">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text:soft-page-break/>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20">Para filtros <text:span text:style-name="Valor">mp</text:span>, tipo del filtro pasabajos (que filtrará el extremo derecho de la vía <text:span text:style-name="T22">—</text:span>high<text:span text:style-name="T22">—</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text:span text:style-name="T55">Esto no es un problema si en los extremos de la banda hay un crossover, pero en el caso de tweeters y woofers puede ocurrir que en el extremo sin crossover haya anomalías en la respuesta nominal debidas al ruido de medición o a artefactos de la interpolación de nuevos puntos de frecuencia, que den lugar a filtros anómalos al invertir la respuesta. Para </text:span>poner límites a esta ecualización <text:span text:style-name="T55">y </text:span>está el siguiente grupo de parámetros.</text:p>
      <text:h text:style-name="P53" text:outline-level="4">TWLimit<text:span text:style-name="T57">End</text:span>Low</text:h>
      <text:p text:style-name="P21">Es el límite inferior <text:span text:style-name="T61">de</text:span> la ecualización. Los valores de magnitud a frecuencias inferiores a este límite no se ecualizan. Si es cero se toma como límite el primer bin de frecuencia por encima de cero.</text:p>
      <text:h text:style-name="P53" text:outline-level="4">TWLimitBeginLow</text:h>
      <text:p text:style-name="P23"><text:span text:style-name="T58">La curva de respuesta de cálculo tiene una transición suave desde este punto hasta <text:s/></text:span><text:span text:style-name="Variable"><text:span text:style-name="T58">TWLimitEndLow</text:span></text:span><text:span text:style-name="T58">. Si este parámetro es </text:span><text:span text:style-name="Valor"><text:span text:style-name="T58">0 </text:span></text:span><text:span text:style-name="T58">o es menor que <text:s/></text:span><text:span text:style-name="Variable"><text:span text:style-name="T58">TWLimitEndLow</text:span></text:span><text:span text:style-name="T58"> se ignora. Si el valor es válido prevalece sobre </text:span><text:span text:style-name="Variable"><text:span text:style-name="T58">TWIntervalLow</text:span></text:span>.</text:p>
      <text:h text:style-name="P54" text:outline-level="4">TW<text:span text:style-name="T56">IntervalLow</text:span></text:h>
      <text:p text:style-name="P24"><text:span text:style-name="T59">Define el rango de transición como un intervalo en octavas desde </text:span><text:span text:style-name="Variable"><text:span text:style-name="T58">TWLimitEndLow</text:span></text:span><text:span text:style-name="T58">.</text:span></text:p>
      <text:h text:style-name="P55" text:outline-level="4"><text:soft-page-break/>TWLimit<text:span text:style-name="T57">EndHigh</text:span></text:h>
      <text:p text:style-name="P22">Es el límite <text:span text:style-name="T61">superior</text:span> <text:span text:style-name="T61">de</text:span> la ecualización. Los valores de magnitud a frecuencias <text:span text:style-name="T62">superiores</text:span> a este límite no se ecualizan. Si es <text:span text:style-name="T63">muy alto</text:span> se toma como límite el primer bin de frecuencia por encima de cero.</text:p>
      <text:h text:style-name="P55" text:outline-level="4">TWLimitBegin<text:span text:style-name="T60">High</text:span></text:h>
      <text:p text:style-name="P25"><text:span text:style-name="T58">La curva de respuesta de cálculo tiene una transición suave desde este punto hasta <text:s/></text:span><text:span text:style-name="Variable"><text:span text:style-name="T58">TWLimitEndHigh</text:span></text:span><text:span text:style-name="T58">. Si este parámetro es </text:span><text:span text:style-name="Valor"><text:span text:style-name="T58">0 </text:span></text:span><text:span text:style-name="T58">o es mayor que <text:s/></text:span><text:span text:style-name="Variable"><text:span text:style-name="T58">TWLimitEndHigh</text:span></text:span><text:span text:style-name="T58"> se ignora. Si el valor es válido prevalece sobre </text:span><text:span text:style-name="Variable"><text:span text:style-name="T58">TWIntervalHigh</text:span></text:span>.</text:p>
      <text:h text:style-name="P55" text:outline-level="4">TW<text:span text:style-name="T56">IntervalHigh</text:span></text:h>
      <text:p text:style-name="P26"><text:span text:style-name="T59">Define el rango de transición como un intervalo en octavas desde </text:span><text:span text:style-name="Variable"><text:span text:style-name="T58">TWLimitEndHigh</text:span></text:span><text:span text:style-name="T58">.</text:span></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4" text:outline-level="4">PSPos</text:h>
      <text:p text:style-name="P27">Posición en unidades normalizadas al tamaño de la pantalla (entre <text:span text:style-name="Valor">0</text:span> y <text:span text:style-name="Valor">1</text:span>), como vector fila de las dos coordenadas. <text:span text:style-name="Valor">[0,0]</text:span> es la posición de la esquina superior izquierda.</text:p>
      <text:h text:style-name="Heading_20_4" text:outline-level="4">PSSize</text:h>
      <text:p text:style-name="P27">Tamaño en unidades normalizadas al tamaño de la pantalla (entre <text:span text:style-name="Valor">0</text:span> y <text:span text:style-name="Valor">1</text:span>), como vector fila de las dos coordenadas.</text:p>
      <text:h text:style-name="Heading_20_4" text:outline-level="4">PSOutRaster</text:h>
      <text:p text:style-name="P28"><text:span text:style-name="T49">Valor booleano (</text:span><text:span text:style-name="Valor"><text:span text:style-name="T49">true</text:span></text:span><text:span text:style-name="T49"> or </text:span><text:span text:style-name="Valor"><text:span text:style-name="T49">false</text:span></text:span><text:span text:style-name="T49">) que indica si se generan gráficos en formato raster.</text:span></text:p>
      <text:h text:style-name="Heading_20_4" text:outline-level="4"><text:soft-page-break/>PSOutRasterExt</text:h>
      <text:p text:style-name="P29">Extensión del archivo de gráficos raster.</text:p>
      <text:h text:style-name="Heading_20_4" text:outline-level="4">PSOutVector</text:h>
      <text:p text:style-name="P31"><text:span text:style-name="T49">Valor booleano (</text:span><text:span text:style-name="Valor"><text:span text:style-name="T49">true</text:span></text:span><text:span text:style-name="T49"> or </text:span><text:span text:style-name="Valor"><text:span text:style-name="T49">false</text:span></text:span><text:span text:style-name="T49">) que indica si se generan gráficos en formato vectorial.</text:span></text:p>
      <text:h text:style-name="Heading_20_4" text:outline-level="4">PSOutVectorExt</text:h>
      <text:p text:style-name="P30">Extensión del archivo de gráficos vectoriales.</text:p>
      <text:h text:style-name="Heading_20_4" text:outline-level="4">PSShow</text:h>
      <text:p text:style-name="P32">Muestra el gráfico en pantalla y detiene el programa para examinarlo.</text:p>
      <text:h text:style-name="Heading_20_2" text:outline-level="2">Ejecución del programa DSD</text:h>
      <text:p text:style-name="Text_20_body"><text:span text:style-name="T19">En una terminal se cambiará </text:span>a la carpeta de trabajo (‘<text:span text:style-name="Source_20_Text">cd [carpeta de trabajo]</text:span>’), o bien se da<text:span text:style-name="T47">rá</text:span>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P33"><text:span text:style-name="Variable">GSFs</text:span> (frecuencia de muestreo) y <text:span text:style-name="Variable">CFClass</text:span> (tipo de filtro, <text:span text:style-name="Valor">mp</text:span> o <text:span text:style-name="Valor">lp</text:span>) <text:span text:style-name="T51">pueden</text:span> darse como parámetros adicionales que tendrán precedencia sobre el guión. La frecuencia de muestreo se da como su valor numérico. <text:span text:style-name="T51">Puede además añadirse el parámetro </text:span><text:span text:style-name="User_20_Entry"><text:span text:style-name="T51">nopause</text:span></text:span><text:span text:style-name="T51">, que evitará la pausa para mostrar gráficos en pantalla</text:span>:</text:p>
      <text:p text:style-name="P34">‘<text:span text:style-name="User_20_Entry">dsdxof &lt;archivo_de_guión&gt; [fs &lt;valor_numérico&gt;] [class &lt;mp|lp&gt;] </text:span><text:span text:style-name="User_20_Entry"><text:span text:style-name="T52">[nopause]</text:span></text:span>’</text:p>
      <text:p text:style-name="P35">Por ejemplo, una posible llamada al programa podría ser:</text:p>
      <text:p text:style-name="P35"><text:span text:style-name="Código_20_inline">‘</text:span><text:span text:style-name="User_20_Entry"><text:span text:style-name="T12">dsd</text:span></text:span><text:span text:style-name="User_20_Entry">xof t </text:span><text:span text:style-name="User_20_Entry"><text:span text:style-name="T20">fs </text:span></text:span><text:span text:style-name="User_20_Entry">44100 </text:span><text:span text:style-name="User_20_Entry"><text:span text:style-name="T20">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Los parámetros <text:span text:style-name="T20">no </text:span>son posicionales, de modo que puede <text:span text:style-name="T20">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0">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0">class</text:span></text:span><text:span text:style-name="User_20_Entry"> lp </text:span><text:span text:style-name="User_20_Entry"><text:span text:style-name="T20">t</text:span></text:span><text:span text:style-name="T20">’</text:span><text:span text:style-name="Código_20_inline">.</text:span></text:p>
      <text:p text:style-name="Text_20_body">El nombre de los filtros generados será: <text:span text:style-name="Nombre_20_de_20_archivo"><text:span text:style-name="T36">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Cálculos múltiples desde un script de octave</text:h>
      <text:p text:style-name="P36">Al poder especificar como parámetros la frecuencia de muestreo y el tipo de filtro (<text:span text:style-name="Valor">lp</text:span> o <text:span text:style-name="Valor">mp</text:span>) es posible hacer <text:span text:style-name="T23">un </text:span>script para calcular de una sola vez filtros <text:span text:style-name="Valor">lp</text:span> y <text:span text:style-name="Valor">mp</text:span> <text:span text:style-name="T53">para</text:span> varias <text:span text:style-name="T53">frecuencias de muestreo</text:span>, <text:span text:style-name="T24">para todas las vías del altavoz, </text:span>con un archivo <text:span text:style-name="T53">de guión por vía </text:span>en que se especifiquen los parámetros básicos (cortes, etc.) que se repiten. <text:span text:style-name="T54">Puede consultarse el script </text:span><text:span text:style-name="Nombre_20_de_20_archivo"><text:span text:style-name="T54">calc_example</text:span></text:span> <text:span text:style-name="T54">de la carpeta </text:span><text:span text:style-name="Nombre_20_de_20_archivo"><text:span text:style-name="T54">example </text:span></text:span><text:span text:style-name="T54">para ver los detalles, o para modificarlo adaptándolo al caso del usuario.</text:span></text:p>
      <text:h text:style-name="Heading_20_1" text:outline-level="1">Funciones del paquete DSD</text:h>
      <text:h text:style-name="P56" text:outline-level="4">audio<text:span text:style-name="T42">axe</text:span> </text:h>
      <text:p text:style-name="P37"><text:span text:style-name="T43">Configura</text:span> una gráfica de respuesta en frecuencia con un formato convencional <text:span text:style-name="T43">y obtiene sus ejes</text:span>.</text:p>
      <text:p text:style-name="P42">audio<text:span text:style-name="T42">axe</text:span>(<text:span text:style-name="T41">mag</text:span>top, <text:span text:style-name="T41">mag</text:span>step, <text:span text:style-name="T41">flow, fhigh, </text:span>plotitle)</text:p>
      <text:p text:style-name="P42"><text:tab/>F<text:tab/>= Vector de frecuencias.<text:line-break/><text:tab/>dBmag<text:tab/>= Vector de magnitudes en dB.<text:line-break/><text:tab/><text:span text:style-name="T41">mag</text:span>top<text:tab/>= Máximo de la magnitud (dB).<text:line-break/><text:tab/>magrange<text:tab/>= Rango visible de la magnitud (dB).<text:line-break/><text:tab/><text:span text:style-name="T41">mag</text:span>step<text:tab/>= Escalones de dB a efectos de rejilla y rotulación.<text:line-break/><text:tab/>flow<text:tab/>= <text:span text:style-name="T37">Límite inferior de frecuencias (Hz)</text:span>.<text:line-break/><text:tab/>f<text:span text:style-name="T37">high</text:span><text:tab/>= <text:span text:style-name="T37">Límite superior de frecuencias (Hz)</text:span>.<text:line-break/><text:tab/>plotitle<text:tab/>= Título de la gráfica.</text:p>
      <text:h text:style-name="P56" text:outline-level="4">audioplot </text:h>
      <text:p text:style-name="Text_20_body">Dibuja una gráfica de respuesta en frecuencia con un formato convencional.</text:p>
      <text:p text:style-name="Preformatted_20_Text">audioplot(F, dBmag, <text:span text:style-name="T41">mag</text:span>top, <text:span text:style-name="T41">mag</text:span>step, <text:span text:style-name="T41">flow, fhigh, </text:span>plotitle)</text:p>
      <text:p text:style-name="P43"><text:tab/>F<text:tab/>= Vector de frecuencias.<text:line-break/><text:tab/>dBmag<text:tab/>= Vector de magnitudes en dB.<text:line-break/><text:tab/><text:span text:style-name="T41">mag</text:span>top<text:tab/>= Máximo de la magnitud (dB).<text:line-break/><text:tab/>magrange<text:tab/>= Rango visible de la magnitud (dB).<text:line-break/><text:tab/><text:span text:style-name="T41">mag</text:span>step<text:tab/>= Escalones de dB a efectos de rejilla y rotulación.<text:line-break/><text:tab/>flow<text:tab/>= <text:span text:style-name="T37">Límite inferior de frecuencias (Hz)</text:span>.<text:line-break/><text:tab/>f<text:span text:style-name="T37">high</text:span><text:tab/>= <text:span text:style-name="T37">Límite superior de frecuencias (Hz)</text:span>.<text:line-break/><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text:soft-page-break/>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dB2mag</text:h>
      <text:p text:style-name="Text_20_body">Pasa un vector de decibelios a magnitud.</text:p>
      <text:p text:style-name="Preformatted_20_Text">b = dB2mag(a)</text:p>
      <text:p text:style-name="Preformatted_20_Text"><text:tab/>b<text:tab/>= Magnitud.<text:line-break/><text:tab/>a<text:tab/>= Decibelios.</text:p>
      <text:h text:style-name="Heading_20_4" text:outline-level="4"><text:soft-page-break/>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text:span text:style-name="T65">loadfrd</text:span></text:h>
      <text:p text:style-name="P38">Carga datos de respuesta en frecuencia desde un archivo <text:span text:style-name="Nombre_20_de_20_archivo">.frd</text:span>.</text:p>
      <text:p text:style-name="P39"><text:span text:style-name="T40">S</text:span>e ignoran las líneas con texto no numérico.</text:p>
      <text:p text:style-name="P40">[freq, magdB, pha] = loadfrd (filename)</text:p>
      <text:p text:style-name="P41"><text:tab/>freq<text:tab/>= <text:span text:style-name="T38">Vector de frecuencias</text:span>.<text:line-break/><text:tab/>magdB<text:tab/>= <text:span text:style-name="T39">M</text:span>agnitud <text:span text:style-name="T39">en </text:span>dB.<text:line-break/><text:tab/>pha <text:tab/>= <text:span text:style-name="T39">F</text:span>ase.<text:line-break/><text:tab/>filename<text:tab/>= <text:span text:style-name="T38">nombre completo del archivo </text:span>.frd.</text:p>
      <text:h text:style-name="Heading_20_4" text:outline-level="4">mag2dB</text:h>
      <text:p text:style-name="Text_20_body">Pasa un vector de magnitud o potencia a decibelios .</text:p>
      <text:p text:style-name="Preformatted_20_Text">b = mag2dB(a)</text:p>
      <text:p text:style-name="Preformatted_20_Text"><text:tab/>b<text:tab/>= Decibelios.<text:line-break/><text:tab/>a<text:tab/>= Magnitud.</text:p>
      <text:h text:style-name="Heading_20_4" text:outline-level="4"><text:soft-page-break/>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ext:soft-page-break/>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3-08T16:04:04.749619274</dc:date>
    <meta:printed-by>R R</meta:printed-by>
    <meta:print-date>2007-08-24T21:33:41</meta:print-date>
    <meta:editing-cycles>713</meta:editing-cycles>
    <meta:editing-duration>P6DT7H24M48S</meta:editing-duration>
    <meta:document-statistic meta:table-count="0" meta:image-count="0" meta:object-count="0" meta:page-count="14" meta:paragraph-count="252" meta:word-count="3593" meta:character-count="21869" meta:non-whitespace-character-count="18413"/>
    <meta:user-defined meta:name="Info 1"/>
    <meta:user-defined meta:name="Info 2"/>
    <meta:user-defined meta:name="Info 3"/>
    <meta:user-defined meta:name="Info 4"/>
  </office:meta>
</office:document-meta>
</file>